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">
      <style:table-cell-properties fo:background-color="#b2b2b2"/>
    </style:style>
    <style:style style:name="ce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" office:value-type="string" calcext:value-type="string">
            <text:p>Sanitised T</text:p>
          </table:table-cell>
          <table:table-cell table:number-columns-repeated="2"/>
          <table:table-cell table:style-name="ce1" office:value-type="string" calcext:value-type="string">
            <text:p>Subtract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MAX(MIN([.$C$2];254);1)" office:value-type="float" office:value="96" calcext:value-type="float">
            <text:p>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55 – v</text:p>
          </table:table-cell>
          <table:table-cell table:style-name="ce1" office:value-type="string" calcext:value-type="string">
            <text:p>In – t</text:p>
          </table:table-cell>
          <table:table-cell table:style-name="ce1" office:value-type="string" calcext:value-type="string">
            <text:p>(255 – t)</text:p>
          </table:table-cell>
          <table:table-cell table:style-name="ce1" office:value-type="string" calcext:value-type="string">
            <text:p>a*b/c</text:p>
          </table:table-cell>
          <table:table-cell table:style-name="ce1" office:value-type="string" calcext:value-type="string">
            <text:p>+v</text:p>
          </table:table-cell>
          <table:table-cell table:style-name="ce1" office:value-type="string" calcext:value-type="string">
            <text:p>In &gt; t</text:p>
          </table:table-cell>
          <table:table-cell table:style-name="ce1" office:value-type="string" calcext:value-type="string">
            <text:p>V / T</text:p>
          </table:table-cell>
          <table:table-cell table:style-name="ce1" office:value-type="string" calcext:value-type="string">
            <text:p>In * v/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Out+</text:p>
          </table:table-cell>
          <table:table-cell table:style-name="ce1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4]-[.$F$2]" office:value-type="float" office:value="159" calcext:value-type="float">
            <text:p>15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4]*[.B4]/[.C4]" office:value-type="float" office:value="231" calcext:value-type="float">
            <text:p>231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4]*[.G4]" office:value-type="float" office:value="63.75" calcext:value-type="float">
            <text:p>64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IF([.F4];[.E4];[.H4])" office:value-type="float" office:value="255" calcext:value-type="float">
            <text:p>255</text:p>
          </table:table-cell>
          <table:table-cell table:style-name="ce6" table:formula="of:=MAX(IF([.F4];[.J4];[.J4]-[.$I$2]);0)" office:value-type="float" office:value="255" calcext:value-type="float">
            <text:p>255</text:p>
          </table:table-cell>
          <table:table-cell table:style-name="ce6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5]-[.$F$2]" office:value-type="float" office:value="143" calcext:value-type="float">
            <text:p>14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5]*[.B5]/[.C5]" office:value-type="float" office:value="207.754716981132" calcext:value-type="float">
            <text:p>207.754716981132</text:p>
          </table:table-cell>
          <table:table-cell table:formula="of:=([.D5]+[.$B$2])" office:value-type="float" office:value="231.754716981132" calcext:value-type="float">
            <text:p>232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5]*[.G5]" office:value-type="float" office:value="59.75" calcext:value-type="float">
            <text:p>60</text:p>
          </table:table-cell>
          <table:table-cell table:style-name="ce5" table:formula="of:=[.I4]-16" office:value-type="float" office:value="239" calcext:value-type="float">
            <text:p>239</text:p>
          </table:table-cell>
          <table:table-cell table:style-name="ce6" table:formula="of:=IF([.F5];[.E5];[.H5])" office:value-type="float" office:value="231.754716981132" calcext:value-type="float">
            <text:p>232</text:p>
          </table:table-cell>
          <table:table-cell table:style-name="ce6" table:formula="of:=MAX(IF([.F5];[.J5];[.J5]-[.$I$2]);0)" office:value-type="float" office:value="231.754716981132" calcext:value-type="float">
            <text:p>232</text:p>
          </table:table-cell>
          <table:table-cell table:style-name="ce6" table:formula="of:=[.I5]-[.J5]" office:value-type="float" office:value="7.24528301886792" calcext:value-type="float">
            <text:p>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6]-[.$F$2]" office:value-type="float" office:value="127" calcext:value-type="float">
            <text:p>12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6]*[.B6]/[.C6]" office:value-type="float" office:value="184.509433962264" calcext:value-type="float">
            <text:p>184.509433962264</text:p>
          </table:table-cell>
          <table:table-cell table:formula="of:=([.D6]+[.$B$2])" office:value-type="float" office:value="208.509433962264" calcext:value-type="float">
            <text:p>209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6]*[.G6]" office:value-type="float" office:value="55.75" calcext:value-type="float">
            <text:p>56</text:p>
          </table:table-cell>
          <table:table-cell table:style-name="ce5" table:formula="of:=[.I5]-16" office:value-type="float" office:value="223" calcext:value-type="float">
            <text:p>223</text:p>
          </table:table-cell>
          <table:table-cell table:style-name="ce6" table:formula="of:=IF([.F6];[.E6];[.H6])" office:value-type="float" office:value="208.509433962264" calcext:value-type="float">
            <text:p>209</text:p>
          </table:table-cell>
          <table:table-cell table:style-name="ce6" table:formula="of:=MAX(IF([.F6];[.J6];[.J6]-[.$I$2]);0)" office:value-type="float" office:value="208.509433962264" calcext:value-type="float">
            <text:p>209</text:p>
          </table:table-cell>
          <table:table-cell table:style-name="ce6" table:formula="of:=[.I6]-[.J6]" office:value-type="float" office:value="14.4905660377358" calcext:value-type="float">
            <text:p>1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7]-[.$F$2]" office:value-type="float" office:value="111" calcext:value-type="float">
            <text:p>11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7]*[.B7]/[.C7]" office:value-type="float" office:value="161.264150943396" calcext:value-type="float">
            <text:p>161.264150943396</text:p>
          </table:table-cell>
          <table:table-cell table:formula="of:=([.D7]+[.$B$2])" office:value-type="float" office:value="185.264150943396" calcext:value-type="float">
            <text:p>185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7]*[.G7]" office:value-type="float" office:value="51.75" calcext:value-type="float">
            <text:p>52</text:p>
          </table:table-cell>
          <table:table-cell table:style-name="ce5" table:formula="of:=[.I6]-16" office:value-type="float" office:value="207" calcext:value-type="float">
            <text:p>207</text:p>
          </table:table-cell>
          <table:table-cell table:style-name="ce6" table:formula="of:=IF([.F7];[.E7];[.H7])" office:value-type="float" office:value="185.264150943396" calcext:value-type="float">
            <text:p>185</text:p>
          </table:table-cell>
          <table:table-cell table:style-name="ce6" table:formula="of:=MAX(IF([.F7];[.J7];[.J7]-[.$I$2]);0)" office:value-type="float" office:value="185.264150943396" calcext:value-type="float">
            <text:p>185</text:p>
          </table:table-cell>
          <table:table-cell table:style-name="ce6" table:formula="of:=[.I7]-[.J7]" office:value-type="float" office:value="21.7358490566038" calcext:value-type="float">
            <text:p>22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8]-[.$F$2]" office:value-type="float" office:value="95" calcext:value-type="float">
            <text:p>9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8]*[.B8]/[.C8]" office:value-type="float" office:value="138.018867924528" calcext:value-type="float">
            <text:p>138.018867924528</text:p>
          </table:table-cell>
          <table:table-cell table:formula="of:=([.D8]+[.$B$2])" office:value-type="float" office:value="162.018867924528" calcext:value-type="float">
            <text:p>162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8]*[.G8]" office:value-type="float" office:value="47.75" calcext:value-type="float">
            <text:p>48</text:p>
          </table:table-cell>
          <table:table-cell table:style-name="ce5" table:formula="of:=[.I7]-16" office:value-type="float" office:value="191" calcext:value-type="float">
            <text:p>191</text:p>
          </table:table-cell>
          <table:table-cell table:style-name="ce6" table:formula="of:=IF([.F8];[.E8];[.H8])" office:value-type="float" office:value="162.018867924528" calcext:value-type="float">
            <text:p>162</text:p>
          </table:table-cell>
          <table:table-cell table:style-name="ce6" table:formula="of:=MAX(IF([.F8];[.J8];[.J8]-[.$I$2]);0)" office:value-type="float" office:value="162.018867924528" calcext:value-type="float">
            <text:p>162</text:p>
          </table:table-cell>
          <table:table-cell table:style-name="ce6" table:formula="of:=[.I8]-[.J8]" office:value-type="float" office:value="28.9811320754717" calcext:value-type="float">
            <text:p>2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9]-[.$F$2]" office:value-type="float" office:value="79" calcext:value-type="float">
            <text:p>7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9]*[.B9]/[.C9]" office:value-type="float" office:value="114.77358490566" calcext:value-type="float">
            <text:p>114.77358490566</text:p>
          </table:table-cell>
          <table:table-cell table:formula="of:=([.D9]+[.$B$2])" office:value-type="float" office:value="138.77358490566" calcext:value-type="float">
            <text:p>139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9]*[.G9]" office:value-type="float" office:value="43.75" calcext:value-type="float">
            <text:p>44</text:p>
          </table:table-cell>
          <table:table-cell table:style-name="ce5" table:formula="of:=[.I8]-16" office:value-type="float" office:value="175" calcext:value-type="float">
            <text:p>175</text:p>
          </table:table-cell>
          <table:table-cell table:style-name="ce6" table:formula="of:=IF([.F9];[.E9];[.H9])" office:value-type="float" office:value="138.77358490566" calcext:value-type="float">
            <text:p>139</text:p>
          </table:table-cell>
          <table:table-cell table:style-name="ce6" table:formula="of:=MAX(IF([.F9];[.J9];[.J9]-[.$I$2]);0)" office:value-type="float" office:value="138.77358490566" calcext:value-type="float">
            <text:p>139</text:p>
          </table:table-cell>
          <table:table-cell table:style-name="ce6" table:formula="of:=[.I9]-[.J9]" office:value-type="float" office:value="36.226415094339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0]-[.$F$2]" office:value-type="float" office:value="63" calcext:value-type="float">
            <text:p>6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0]*[.B10]/[.C10]" office:value-type="float" office:value="91.5283018867924" calcext:value-type="float">
            <text:p>91.5283018867924</text:p>
          </table:table-cell>
          <table:table-cell table:formula="of:=([.D10]+[.$B$2])" office:value-type="float" office:value="115.528301886792" calcext:value-type="float">
            <text:p>116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0]*[.G10]" office:value-type="float" office:value="39.75" calcext:value-type="float">
            <text:p>40</text:p>
          </table:table-cell>
          <table:table-cell table:style-name="ce5" table:formula="of:=[.I9]-16" office:value-type="float" office:value="159" calcext:value-type="float">
            <text:p>159</text:p>
          </table:table-cell>
          <table:table-cell table:style-name="ce6" table:formula="of:=IF([.F10];[.E10];[.H10])" office:value-type="float" office:value="115.528301886792" calcext:value-type="float">
            <text:p>116</text:p>
          </table:table-cell>
          <table:table-cell table:style-name="ce6" table:formula="of:=MAX(IF([.F10];[.J10];[.J10]-[.$I$2]);0)" office:value-type="float" office:value="115.528301886792" calcext:value-type="float">
            <text:p>116</text:p>
          </table:table-cell>
          <table:table-cell table:style-name="ce6" table:formula="of:=[.I10]-[.J10]" office:value-type="float" office:value="43.4716981132076" calcext:value-type="float">
            <text:p>4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1]-[.$F$2]" office:value-type="float" office:value="47" calcext:value-type="float">
            <text:p>4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1]*[.B11]/[.C11]" office:value-type="float" office:value="68.2830188679245" calcext:value-type="float">
            <text:p>68.2830188679245</text:p>
          </table:table-cell>
          <table:table-cell table:formula="of:=([.D11]+[.$B$2])" office:value-type="float" office:value="92.2830188679245" calcext:value-type="float">
            <text:p>92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1]*[.G11]" office:value-type="float" office:value="35.75" calcext:value-type="float">
            <text:p>36</text:p>
          </table:table-cell>
          <table:table-cell table:style-name="ce5" table:formula="of:=[.I10]-16" office:value-type="float" office:value="143" calcext:value-type="float">
            <text:p>143</text:p>
          </table:table-cell>
          <table:table-cell table:style-name="ce6" table:formula="of:=IF([.F11];[.E11];[.H11])" office:value-type="float" office:value="92.2830188679245" calcext:value-type="float">
            <text:p>92</text:p>
          </table:table-cell>
          <table:table-cell table:style-name="ce6" table:formula="of:=MAX(IF([.F11];[.J11];[.J11]-[.$I$2]);0)" office:value-type="float" office:value="92.2830188679245" calcext:value-type="float">
            <text:p>92</text:p>
          </table:table-cell>
          <table:table-cell table:style-name="ce6" table:formula="of:=[.I11]-[.J11]" office:value-type="float" office:value="50.7169811320755" calcext:value-type="float">
            <text:p>5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2]-[.$F$2]" office:value-type="float" office:value="31" calcext:value-type="float">
            <text:p>3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2]*[.B12]/[.C12]" office:value-type="float" office:value="45.0377358490566" calcext:value-type="float">
            <text:p>45.0377358490566</text:p>
          </table:table-cell>
          <table:table-cell table:formula="of:=([.D12]+[.$B$2])" office:value-type="float" office:value="69.0377358490566" calcext:value-type="float">
            <text:p>69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2]*[.G12]" office:value-type="float" office:value="31.75" calcext:value-type="float">
            <text:p>32</text:p>
          </table:table-cell>
          <table:table-cell table:style-name="ce5" table:formula="of:=[.I11]-16" office:value-type="float" office:value="127" calcext:value-type="float">
            <text:p>127</text:p>
          </table:table-cell>
          <table:table-cell table:style-name="ce6" table:formula="of:=IF([.F12];[.E12];[.H12])" office:value-type="float" office:value="69.0377358490566" calcext:value-type="float">
            <text:p>69</text:p>
          </table:table-cell>
          <table:table-cell table:style-name="ce6" table:formula="of:=MAX(IF([.F12];[.J12];[.J12]-[.$I$2]);0)" office:value-type="float" office:value="69.0377358490566" calcext:value-type="float">
            <text:p>69</text:p>
          </table:table-cell>
          <table:table-cell table:style-name="ce6" table:formula="of:=[.I12]-[.J12]" office:value-type="float" office:value="57.9622641509434" calcext:value-type="float">
            <text:p>58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3]-[.$F$2]" office:value-type="float" office:value="15" calcext:value-type="float">
            <text:p>1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3]*[.B13]/[.C13]" office:value-type="float" office:value="21.7924528301887" calcext:value-type="float">
            <text:p>21.7924528301887</text:p>
          </table:table-cell>
          <table:table-cell table:formula="of:=([.D13]+[.$B$2])" office:value-type="float" office:value="45.7924528301887" calcext:value-type="float">
            <text:p>46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3]*[.G13]" office:value-type="float" office:value="27.75" calcext:value-type="float">
            <text:p>28</text:p>
          </table:table-cell>
          <table:table-cell table:style-name="ce5" table:formula="of:=[.I12]-16" office:value-type="float" office:value="111" calcext:value-type="float">
            <text:p>111</text:p>
          </table:table-cell>
          <table:table-cell table:style-name="ce6" table:formula="of:=IF([.F13];[.E13];[.H13])" office:value-type="float" office:value="45.7924528301887" calcext:value-type="float">
            <text:p>46</text:p>
          </table:table-cell>
          <table:table-cell table:style-name="ce6" table:formula="of:=MAX(IF([.F13];[.J13];[.J13]-[.$I$2]);0)" office:value-type="float" office:value="45.7924528301887" calcext:value-type="float">
            <text:p>46</text:p>
          </table:table-cell>
          <table:table-cell table:style-name="ce6" table:formula="of:=[.I13]-[.J13]" office:value-type="float" office:value="65.2075471698113" calcext:value-type="float">
            <text:p>6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4]-[.$F$2]" office:value-type="float" office:value="-1" calcext:value-type="float">
            <text:p>-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4]*[.B14]/[.C14]" office:value-type="float" office:value="-1.45283018867925" calcext:value-type="float">
            <text:p>-1.45283018867925</text:p>
          </table:table-cell>
          <table:table-cell table:formula="of:=([.D14]+[.$B$2])" office:value-type="float" office:value="22.5471698113208" calcext:value-type="float">
            <text:p>23</text:p>
          </table:table-cell>
          <table:table-cell table:style-name="ce3" table:formula="of:=[.I14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4]*[.G14]" office:value-type="float" office:value="23.75" calcext:value-type="float">
            <text:p>24</text:p>
          </table:table-cell>
          <table:table-cell table:style-name="ce5" table:formula="of:=[.I13]-16" office:value-type="float" office:value="95" calcext:value-type="float">
            <text:p>95</text:p>
          </table:table-cell>
          <table:table-cell table:style-name="ce6" table:formula="of:=IF([.F14];[.E14];[.H14])" office:value-type="float" office:value="23.75" calcext:value-type="float">
            <text:p>24</text:p>
          </table:table-cell>
          <table:table-cell table:style-name="ce6" table:formula="of:=MAX(IF([.F14];[.J14];[.J14]-[.$I$2]);0)" office:value-type="float" office:value="8.75" calcext:value-type="float">
            <text:p>9</text:p>
          </table:table-cell>
          <table:table-cell table:style-name="ce6" table:formula="of:=[.I14]-[.J14]" office:value-type="float" office:value="71.25" calcext:value-type="float">
            <text:p>7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5]-[.$F$2]" office:value-type="float" office:value="-17" calcext:value-type="float">
            <text:p>-1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5]*[.B15]/[.C15]" office:value-type="float" office:value="-24.6981132075472" calcext:value-type="float">
            <text:p>-24.6981132075472</text:p>
          </table:table-cell>
          <table:table-cell table:formula="of:=([.D15]+[.$B$2])" office:value-type="float" office:value="-0.69811320754717" calcext:value-type="float">
            <text:p>-1</text:p>
          </table:table-cell>
          <table:table-cell table:style-name="ce3" table:formula="of:=[.I15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5]*[.G15]" office:value-type="float" office:value="19.75" calcext:value-type="float">
            <text:p>20</text:p>
          </table:table-cell>
          <table:table-cell table:style-name="ce5" table:formula="of:=[.I14]-16" office:value-type="float" office:value="79" calcext:value-type="float">
            <text:p>79</text:p>
          </table:table-cell>
          <table:table-cell table:style-name="ce6" table:formula="of:=IF([.F15];[.E15];[.H15])" office:value-type="float" office:value="19.75" calcext:value-type="float">
            <text:p>20</text:p>
          </table:table-cell>
          <table:table-cell table:style-name="ce6" table:formula="of:=MAX(IF([.F15];[.J15];[.J15]-[.$I$2]);0)" office:value-type="float" office:value="4.75" calcext:value-type="float">
            <text:p>5</text:p>
          </table:table-cell>
          <table:table-cell table:style-name="ce6" table:formula="of:=[.I15]-[.J15]" office:value-type="float" office:value="59.25" calcext:value-type="float">
            <text:p>5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6]-[.$F$2]" office:value-type="float" office:value="-33" calcext:value-type="float">
            <text:p>-3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6]*[.B16]/[.C16]" office:value-type="float" office:value="-47.9433962264151" calcext:value-type="float">
            <text:p>-47.9433962264151</text:p>
          </table:table-cell>
          <table:table-cell table:formula="of:=([.D16]+[.$B$2])" office:value-type="float" office:value="-23.9433962264151" calcext:value-type="float">
            <text:p>-24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6]*[.G16]" office:value-type="float" office:value="15.75" calcext:value-type="float">
            <text:p>16</text:p>
          </table:table-cell>
          <table:table-cell table:style-name="ce5" table:formula="of:=[.I15]-16" office:value-type="float" office:value="63" calcext:value-type="float">
            <text:p>63</text:p>
          </table:table-cell>
          <table:table-cell table:style-name="ce6" table:formula="of:=IF([.F16];[.E16];[.H16])" office:value-type="float" office:value="15.75" calcext:value-type="float">
            <text:p>16</text:p>
          </table:table-cell>
          <table:table-cell table:style-name="ce6" table:formula="of:=MAX(IF([.F16];[.J16];[.J16]-[.$I$2]);0)" office:value-type="float" office:value="0.75" calcext:value-type="float">
            <text:p>1</text:p>
          </table:table-cell>
          <table:table-cell table:style-name="ce6" table:formula="of:=[.I16]-[.J16]" office:value-type="float" office:value="47.2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7]-[.$F$2]" office:value-type="float" office:value="-49" calcext:value-type="float">
            <text:p>-4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7]*[.B17]/[.C17]" office:value-type="float" office:value="-71.188679245283" calcext:value-type="float">
            <text:p>-71.188679245283</text:p>
          </table:table-cell>
          <table:table-cell table:formula="of:=([.D17]+[.$B$2])" office:value-type="float" office:value="-47.188679245283" calcext:value-type="float">
            <text:p>-47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7]*[.G17]" office:value-type="float" office:value="11.75" calcext:value-type="float">
            <text:p>12</text:p>
          </table:table-cell>
          <table:table-cell table:style-name="ce5" table:formula="of:=[.I16]-16" office:value-type="float" office:value="47" calcext:value-type="float">
            <text:p>47</text:p>
          </table:table-cell>
          <table:table-cell table:style-name="ce6" table:formula="of:=IF([.F17];[.E17];[.H17])" office:value-type="float" office:value="11.75" calcext:value-type="float">
            <text:p>12</text:p>
          </table:table-cell>
          <table:table-cell table:style-name="ce6" table:formula="of:=MAX(IF([.F17];[.J17];[.J17]-[.$I$2]);0)" office:value-type="float" office:value="0" calcext:value-type="float">
            <text:p>0</text:p>
          </table:table-cell>
          <table:table-cell table:style-name="ce6" table:formula="of:=[.I17]-[.J17]" office:value-type="float" office:value="35.2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8]-[.$F$2]" office:value-type="float" office:value="-65" calcext:value-type="float">
            <text:p>-6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8]*[.B18]/[.C18]" office:value-type="float" office:value="-94.4339622641509" calcext:value-type="float">
            <text:p>-94.4339622641509</text:p>
          </table:table-cell>
          <table:table-cell table:formula="of:=([.D18]+[.$B$2])" office:value-type="float" office:value="-70.433962264151" calcext:value-type="float">
            <text:p>-70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8]*[.G18]" office:value-type="float" office:value="7.75" calcext:value-type="float">
            <text:p>8</text:p>
          </table:table-cell>
          <table:table-cell table:style-name="ce5" table:formula="of:=[.I17]-16" office:value-type="float" office:value="31" calcext:value-type="float">
            <text:p>31</text:p>
          </table:table-cell>
          <table:table-cell table:style-name="ce6" table:formula="of:=IF([.F18];[.E18];[.H18])" office:value-type="float" office:value="7.75" calcext:value-type="float">
            <text:p>8</text:p>
          </table:table-cell>
          <table:table-cell table:style-name="ce6" table:formula="of:=MAX(IF([.F18];[.J18];[.J18]-[.$I$2]);0)" office:value-type="float" office:value="0" calcext:value-type="float">
            <text:p>0</text:p>
          </table:table-cell>
          <table:table-cell table:style-name="ce6" table:formula="of:=[.I18]-[.J18]" office:value-type="float" office:value="23.25" calcext:value-type="float">
            <text:p>2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19]-[.$F$2]" office:value-type="float" office:value="-81" calcext:value-type="float">
            <text:p>-8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9]*[.B19]/[.C19]" office:value-type="float" office:value="-117.679245283019" calcext:value-type="float">
            <text:p>-117.679245283019</text:p>
          </table:table-cell>
          <table:table-cell table:formula="of:=([.D19]+[.$B$2])" office:value-type="float" office:value="-93.6792452830189" calcext:value-type="float">
            <text:p>-94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19]*[.G19]" office:value-type="float" office:value="3.75" calcext:value-type="float">
            <text:p>4</text:p>
          </table:table-cell>
          <table:table-cell table:style-name="ce5" table:formula="of:=[.I18]-16" office:value-type="float" office:value="15" calcext:value-type="float">
            <text:p>15</text:p>
          </table:table-cell>
          <table:table-cell table:style-name="ce6" table:formula="of:=IF([.F19];[.E19];[.H19])" office:value-type="float" office:value="3.75" calcext:value-type="float">
            <text:p>4</text:p>
          </table:table-cell>
          <table:table-cell table:style-name="ce6" table:formula="of:=MAX(IF([.F19];[.J19];[.J19]-[.$I$2]);0)" office:value-type="float" office:value="0" calcext:value-type="float">
            <text:p>0</text:p>
          </table:table-cell>
          <table:table-cell table:style-name="ce6" table:formula="of:=[.I19]-[.J19]" office:value-type="float" office:value="11.25" calcext:value-type="float">
            <text:p>1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0]-[.$F$2]" office:value-type="float" office:value="-96" calcext:value-type="float">
            <text:p>-96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0]*[.B20]/[.C20]" office:value-type="float" office:value="-139.471698113208" calcext:value-type="float">
            <text:p>-139.471698113208</text:p>
          </table:table-cell>
          <table:table-cell table:formula="of:=([.D20]+[.$B$2])" office:value-type="float" office:value="-115.471698113208" calcext:value-type="float">
            <text:p>-115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([.F20];[.E20];[.H20])" office:value-type="float" office:value="0" calcext:value-type="float">
            <text:p>0</text:p>
          </table:table-cell>
          <table:table-cell table:style-name="ce6" table:formula="of:=MAX(IF([.F20];[.J20];[.J20]-[.$I$2]);0)" office:value-type="float" office:value="0" calcext:value-type="float">
            <text:p>0</text:p>
          </table:table-cell>
          <table:table-cell table:style-name="ce6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31" calcext:value-type="float">
            <text:p>231</text:p>
          </table:table-cell>
          <table:table-cell table:formula="of:=[.I21]-[.$F$2]" office:value-type="float" office:value="48" calcext:value-type="float">
            <text:p>48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1]*[.B21]/[.C21]" office:value-type="float" office:value="69.7358490566038" calcext:value-type="float">
            <text:p>69.7358490566038</text:p>
          </table:table-cell>
          <table:table-cell table:formula="of:=([.D21]+[.$B$2])" office:value-type="float" office:value="93.7358490566038" calcext:value-type="float">
            <text:p>94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25" calcext:value-type="float">
            <text:p>0.25</text:p>
          </table:table-cell>
          <table:table-cell table:style-name="ce4" table:formula="of:=[.I21]*[.G21]" office:value-type="float" office:value="36" calcext:value-type="float">
            <text:p>36</text:p>
          </table:table-cell>
          <table:table-cell table:style-name="ce5" office:value-type="float" office:value="144" calcext:value-type="float">
            <text:p>144</text:p>
          </table:table-cell>
          <table:table-cell table:style-name="ce6" table:formula="of:=IF([.F21];[.E21];[.H21])" office:value-type="float" office:value="93.7358490566038" calcext:value-type="float">
            <text:p>94</text:p>
          </table:table-cell>
          <table:table-cell table:style-name="ce6" table:formula="of:=MAX(IF([.F21];[.J21];[.J21]-[.$I$2]);0)" office:value-type="float" office:value="93.7358490566038" calcext:value-type="float">
            <text:p>94</text:p>
          </table:table-cell>
          <table:table-cell table:style-name="ce6" table:formula="of:=[.I21]-[.J21]" office:value-type="float" office:value="50.2641509433962" calcext:value-type="float">
            <text:p>50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5"/>
        <table:table-column table:style-name="co10" table:default-cell-style-name="ce6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7" office:value-type="string" calcext:value-type="string">
            <text:p>Diff</text:p>
          </table:table-cell>
          <table:table-cell/>
          <table:table-cell table:style-name="ce1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2.55" calcext:value-type="float">
            <text:p>2.55</text:p>
          </table:table-cell>
          <table:table-cell table:formula="of:=[.A2]-[.B2]" office:value-type="float" office:value="252.45" calcext:value-type="float">
            <text:p>2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2.39" calcext:value-type="float">
            <text:p>2.39</text:p>
          </table:table-cell>
          <table:table-cell table:formula="of:=[.A3]-[.B3]" office:value-type="float" office:value="236.61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2.23" calcext:value-type="float">
            <text:p>2.23</text:p>
          </table:table-cell>
          <table:table-cell table:formula="of:=[.A4]-[.B4]" office:value-type="float" office:value="220.77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2.07" calcext:value-type="float">
            <text:p>2.07</text:p>
          </table:table-cell>
          <table:table-cell table:formula="of:=[.A5]-[.B5]" office:value-type="float" office:value="204.93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1.91" calcext:value-type="float">
            <text:p>1.91</text:p>
          </table:table-cell>
          <table:table-cell table:formula="of:=[.A6]-[.B6]" office:value-type="float" office:value="189.0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1.75" calcext:value-type="float">
            <text:p>1.75</text:p>
          </table:table-cell>
          <table:table-cell table:formula="of:=[.A7]-[.B7]" office:value-type="float" office:value="173.25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1.59" calcext:value-type="float">
            <text:p>1.59</text:p>
          </table:table-cell>
          <table:table-cell table:formula="of:=[.A8]-[.B8]" office:value-type="float" office:value="157.41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1.43" calcext:value-type="float">
            <text:p>1.43</text:p>
          </table:table-cell>
          <table:table-cell table:formula="of:=[.A9]-[.B9]" office:value-type="float" office:value="141.57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1.27" calcext:value-type="float">
            <text:p>1.27</text:p>
          </table:table-cell>
          <table:table-cell table:formula="of:=[.A10]-[.B10]" office:value-type="float" office:value="125.73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1.11" calcext:value-type="float">
            <text:p>1.11</text:p>
          </table:table-cell>
          <table:table-cell table:formula="of:=[.A11]-[.B11]" office:value-type="float" office:value="109.89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0.95" calcext:value-type="float">
            <text:p>0.95</text:p>
          </table:table-cell>
          <table:table-cell table:formula="of:=[.A12]-[.B12]" office:value-type="float" office:value="94.05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0.79" calcext:value-type="float">
            <text:p>0.79</text:p>
          </table:table-cell>
          <table:table-cell table:formula="of:=[.A13]-[.B13]" office:value-type="float" office:value="78.21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0.63" calcext:value-type="float">
            <text:p>0.63</text:p>
          </table:table-cell>
          <table:table-cell table:formula="of:=[.A14]-[.B14]" office:value-type="float" office:value="62.37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0.47" calcext:value-type="float">
            <text:p>0.47</text:p>
          </table:table-cell>
          <table:table-cell table:formula="of:=[.A15]-[.B15]" office:value-type="float" office:value="46.53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0.31" calcext:value-type="float">
            <text:p>0.31</text:p>
          </table:table-cell>
          <table:table-cell table:formula="of:=[.A16]-[.B16]" office:value-type="float" office:value="30.69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0.15" calcext:value-type="float">
            <text:p>0.15</text:p>
          </table:table-cell>
          <table:table-cell table:formula="of:=[.A17]-[.B17]" office:value-type="float" office:value="14.8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10" calcext:value-type="float">
            <text:p>210</text:p>
          </table:table-cell>
          <table:table-cell table:formula="of:=[.A2]-[.B2]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194" calcext:value-type="float">
            <text:p>194</text:p>
          </table:table-cell>
          <table:table-cell table:formula="of:=[.A3]-[.B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78" calcext:value-type="float">
            <text:p>178</text:p>
          </table:table-cell>
          <table:table-cell table:formula="of:=[.A4]-[.B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62" calcext:value-type="float">
            <text:p>162</text:p>
          </table:table-cell>
          <table:table-cell table:formula="of:=[.A5]-[.B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46" calcext:value-type="float">
            <text:p>146</text:p>
          </table:table-cell>
          <table:table-cell table:formula="of:=[.A6]-[.B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30" calcext:value-type="float">
            <text:p>130</text:p>
          </table:table-cell>
          <table:table-cell table:formula="of:=[.A7]-[.B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14" calcext:value-type="float">
            <text:p>114</text:p>
          </table:table-cell>
          <table:table-cell table:formula="of:=[.A8]-[.B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98" calcext:value-type="float">
            <text:p>98</text:p>
          </table:table-cell>
          <table:table-cell table:formula="of:=[.A9]-[.B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82" calcext:value-type="float">
            <text:p>82</text:p>
          </table:table-cell>
          <table:table-cell table:formula="of:=[.A10]-[.B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66" calcext:value-type="float">
            <text:p>66</text:p>
          </table:table-cell>
          <table:table-cell table:formula="of:=[.A11]-[.B1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50" calcext:value-type="float">
            <text:p>50</text:p>
          </table:table-cell>
          <table:table-cell table:formula="of:=[.A12]-[.B1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34" calcext:value-type="float">
            <text:p>34</text:p>
          </table:table-cell>
          <table:table-cell table:formula="of:=[.A13]-[.B1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18" calcext:value-type="float">
            <text:p>18</text:p>
          </table:table-cell>
          <table:table-cell table:formula="of:=[.A14]-[.B1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2" calcext:value-type="float">
            <text:p>2</text:p>
          </table:table-cell>
          <table:table-cell table:formula="of:=[.A15]-[.B1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2:09:42.47695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10T22:10:42.705153079</dc:date>
    <meta:editing-duration>PT21H17M31S</meta:editing-duration>
    <meta:editing-cycles>63</meta:editing-cycles>
    <meta:generator>LibreOffice/6.4.4.2$Linux_X86_64 LibreOffice_project/40$Build-2</meta:generator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55">
                <text:p>255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1.754716981132">
                <text:p>231.754716981132</text:p>
              </table:table-cell>
              <table:table-cell office:value-type="float" office:value="231.754716981132">
                <text:p>231.75471698113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08.509433962264">
                <text:p>208.509433962264</text:p>
              </table:table-cell>
              <table:table-cell office:value-type="float" office:value="208.509433962264">
                <text:p>208.50943396226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85.264150943396">
                <text:p>185.264150943396</text:p>
              </table:table-cell>
              <table:table-cell office:value-type="float" office:value="185.264150943396">
                <text:p>185.264150943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62.018867924528">
                <text:p>162.018867924528</text:p>
              </table:table-cell>
              <table:table-cell office:value-type="float" office:value="162.018867924528">
                <text:p>162.0188679245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8.77358490566">
                <text:p>138.77358490566</text:p>
              </table:table-cell>
              <table:table-cell office:value-type="float" office:value="138.77358490566">
                <text:p>138.77358490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5.528301886792">
                <text:p>115.528301886792</text:p>
              </table:table-cell>
              <table:table-cell office:value-type="float" office:value="115.528301886792">
                <text:p>115.52830188679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2.2830188679245">
                <text:p>92.2830188679245</text:p>
              </table:table-cell>
              <table:table-cell office:value-type="float" office:value="92.2830188679245">
                <text:p>92.28301886792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9.0377358490566">
                <text:p>69.0377358490566</text:p>
              </table:table-cell>
              <table:table-cell office:value-type="float" office:value="69.0377358490566">
                <text:p>69.03773584905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5.7924528301887">
                <text:p>45.7924528301887</text:p>
              </table:table-cell>
              <table:table-cell office:value-type="float" office:value="45.7924528301887">
                <text:p>45.79245283018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75">
                <text:p>23.75</text:p>
              </table:table-cell>
              <table:table-cell office:value-type="float" office:value="8.75">
                <text:p>8.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75">
                <text:p>19.75</text:p>
              </table:table-cell>
              <table:table-cell office:value-type="float" office:value="4.75">
                <text:p>4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75">
                <text:p>15.75</text:p>
              </table:table-cell>
              <table:table-cell office:value-type="float" office:value="0.75">
                <text:p>0.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75">
                <text:p>11.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